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2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TIMESTAMP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date" office:date-value="2015-10-21T13:10:30" table:style-name="ce2">
            <text:p>21.10.2015 13:10:3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0:31" table:style-name="ce2">
            <text:p>21.10.2015 13:10:3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0:32" table:style-name="ce2">
            <text:p>21.10.2015 13:10:3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0:33" table:style-name="ce2">
            <text:p>21.10.2015 13:10:3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0:34" table:style-name="ce2">
            <text:p>21.10.2015 13:10:3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0:35" table:style-name="ce2">
            <text:p>21.10.2015 13:10:3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0:36" table:style-name="ce2">
            <text:p>21.10.2015 13:10:3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0:37" table:style-name="ce2">
            <text:p>21.10.2015 13:10:3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0:38" table:style-name="ce2">
            <text:p>21.10.2015 13:10:3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0:39" table:style-name="ce2">
            <text:p>21.10.2015 13:10:3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0:40" table:style-name="ce2">
            <text:p>21.10.2015 13:10:4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0:41" table:style-name="ce2">
            <text:p>21.10.2015 13:10:41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0:42" table:style-name="ce2">
            <text:p>21.10.2015 13:10:4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0:43" table:style-name="ce2">
            <text:p>21.10.2015 13:10:4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0:44" table:style-name="ce2">
            <text:p>21.10.2015 13:10:4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0:45" table:style-name="ce2">
            <text:p>21.10.2015 13:10:4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0:46" table:style-name="ce2">
            <text:p>21.10.2015 13:10:4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0:47" table:style-name="ce2">
            <text:p>21.10.2015 13:10:47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0:48" table:style-name="ce2">
            <text:p>21.10.2015 13:10:4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0:49" table:style-name="ce2">
            <text:p>21.10.2015 13:10:4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0:50" table:style-name="ce2">
            <text:p>21.10.2015 13:10:5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0:51" table:style-name="ce2">
            <text:p>21.10.2015 13:10:5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0:52" table:style-name="ce2">
            <text:p>21.10.2015 13:10:5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0:53" table:style-name="ce2">
            <text:p>21.10.2015 13:10:5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0:54" table:style-name="ce2">
            <text:p>21.10.2015 13:10:5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0:55" table:style-name="ce2">
            <text:p>21.10.2015 13:10:5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0:56" table:style-name="ce2">
            <text:p>21.10.2015 13:10:5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0:57" table:style-name="ce2">
            <text:p>21.10.2015 13:10:5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0:58" table:style-name="ce2">
            <text:p>21.10.2015 13:10:5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0:59" table:style-name="ce2">
            <text:p>21.10.2015 13:10:5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00" table:style-name="ce2">
            <text:p>21.10.2015 13:11:0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1:01" table:style-name="ce2">
            <text:p>21.10.2015 13:11:01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02" table:style-name="ce2">
            <text:p>21.10.2015 13:11:0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03" table:style-name="ce2">
            <text:p>21.10.2015 13:11:0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04" table:style-name="ce2">
            <text:p>21.10.2015 13:11:0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05" table:style-name="ce2">
            <text:p>21.10.2015 13:11:0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06" table:style-name="ce2">
            <text:p>21.10.2015 13:11:0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07" table:style-name="ce2">
            <text:p>21.10.2015 13:11:07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08" table:style-name="ce2">
            <text:p>21.10.2015 13:11:0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09" table:style-name="ce2">
            <text:p>21.10.2015 13:11:0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10" table:style-name="ce2">
            <text:p>21.10.2015 13:11:1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1:11" table:style-name="ce2">
            <text:p>21.10.2015 13:11:1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12" table:style-name="ce2">
            <text:p>21.10.2015 13:11:1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13" table:style-name="ce2">
            <text:p>21.10.2015 13:11:1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14" table:style-name="ce2">
            <text:p>21.10.2015 13:11:1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15" table:style-name="ce2">
            <text:p>21.10.2015 13:11:1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16" table:style-name="ce2">
            <text:p>21.10.2015 13:11:1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17" table:style-name="ce2">
            <text:p>21.10.2015 13:11:1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18" table:style-name="ce2">
            <text:p>21.10.2015 13:11:1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19" table:style-name="ce2">
            <text:p>21.10.2015 13:11:1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20" table:style-name="ce2">
            <text:p>21.10.2015 13:11:2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1:21" table:style-name="ce2">
            <text:p>21.10.2015 13:11:21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22" table:style-name="ce2">
            <text:p>21.10.2015 13:11:2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23" table:style-name="ce2">
            <text:p>21.10.2015 13:11:2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24" table:style-name="ce2">
            <text:p>21.10.2015 13:11:2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25" table:style-name="ce2">
            <text:p>21.10.2015 13:11:2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26" table:style-name="ce2">
            <text:p>21.10.2015 13:11:2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27" table:style-name="ce2">
            <text:p>21.10.2015 13:11:27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28" table:style-name="ce2">
            <text:p>21.10.2015 13:11:2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29" table:style-name="ce2">
            <text:p>21.10.2015 13:11:2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30" table:style-name="ce2">
            <text:p>21.10.2015 13:11:3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1:31" table:style-name="ce2">
            <text:p>21.10.2015 13:11:3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32" table:style-name="ce2">
            <text:p>21.10.2015 13:11:3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33" table:style-name="ce2">
            <text:p>21.10.2015 13:11:3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34" table:style-name="ce2">
            <text:p>21.10.2015 13:11:3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35" table:style-name="ce2">
            <text:p>21.10.2015 13:11:3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36" table:style-name="ce2">
            <text:p>21.10.2015 13:11:3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37" table:style-name="ce2">
            <text:p>21.10.2015 13:11:3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38" table:style-name="ce2">
            <text:p>21.10.2015 13:11:3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39" table:style-name="ce2">
            <text:p>21.10.2015 13:11:3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40" table:style-name="ce2">
            <text:p>21.10.2015 13:11:4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1:41" table:style-name="ce2">
            <text:p>21.10.2015 13:11:41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1:42" table:style-name="ce2">
            <text:p>21.10.2015 13:11:4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43" table:style-name="ce2">
            <text:p>21.10.2015 13:11:4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44" table:style-name="ce2">
            <text:p>21.10.2015 13:11:4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45" table:style-name="ce2">
            <text:p>21.10.2015 13:11:4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46" table:style-name="ce2">
            <text:p>21.10.2015 13:11:4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47" table:style-name="ce2">
            <text:p>21.10.2015 13:11:47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48" table:style-name="ce2">
            <text:p>21.10.2015 13:11:4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49" table:style-name="ce2">
            <text:p>21.10.2015 13:11:4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50" table:style-name="ce2">
            <text:p>21.10.2015 13:11:5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1:51" table:style-name="ce2">
            <text:p>21.10.2015 13:11:5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1:52" table:style-name="ce2">
            <text:p>21.10.2015 13:11:5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1:53" table:style-name="ce2">
            <text:p>21.10.2015 13:11:5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1:54" table:style-name="ce2">
            <text:p>21.10.2015 13:11:5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1:55" table:style-name="ce2">
            <text:p>21.10.2015 13:11:5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1:56" table:style-name="ce2">
            <text:p>21.10.2015 13:11:5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1:57" table:style-name="ce2">
            <text:p>21.10.2015 13:11:5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1:58" table:style-name="ce2">
            <text:p>21.10.2015 13:11:5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1:59" table:style-name="ce2">
            <text:p>21.10.2015 13:11:5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2:00" table:style-name="ce2">
            <text:p>21.10.2015 13:12:0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2:01" table:style-name="ce2">
            <text:p>21.10.2015 13:12:01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2:02" table:style-name="ce2">
            <text:p>21.10.2015 13:12:0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2:03" table:style-name="ce2">
            <text:p>21.10.2015 13:12:0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2:04" table:style-name="ce2">
            <text:p>21.10.2015 13:12:0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2:05" table:style-name="ce2">
            <text:p>21.10.2015 13:12:0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2:06" table:style-name="ce2">
            <text:p>21.10.2015 13:12:0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2:07" table:style-name="ce2">
            <text:p>21.10.2015 13:12:07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2:08" table:style-name="ce2">
            <text:p>21.10.2015 13:12:0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2:09" table:style-name="ce2">
            <text:p>21.10.2015 13:12:0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2:10" table:style-name="ce2">
            <text:p>21.10.2015 13:12:1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date" office:date-value="2015-10-21T13:12:11" table:style-name="ce2">
            <text:p>21.10.2015 13:12:1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date" office:date-value="2015-10-21T13:12:12" table:style-name="ce2">
            <text:p>21.10.2015 13:12:13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2:13" table:style-name="ce2">
            <text:p>21.10.2015 13:12:14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2:14" table:style-name="ce2">
            <text:p>21.10.2015 13:12:15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2:15" table:style-name="ce2">
            <text:p>21.10.2015 13:12:16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2:16" table:style-name="ce2">
            <text:p>21.10.2015 13:12:17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2:17" table:style-name="ce2">
            <text:p>21.10.2015 13:12:18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2:18" table:style-name="ce2">
            <text:p>21.10.2015 13:12:19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2:19" table:style-name="ce2">
            <text:p>21.10.2015 13:12:20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2:20" table:style-name="ce2">
            <text:p>21.10.2015 13:12:2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date" office:date-value="2015-10-21T13:12:21" table:style-name="ce2">
            <text:p>21.10.2015 13:12:22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date" office:date-value="2015-10-21T13:12:22" table:style-name="ce2">
            <text:p>21.10.2015 13:12:23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date" office:date-value="2015-10-21T13:12:23" table:style-name="ce2">
            <text:p>21.10.2015 13:12:24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date" office:date-value="2015-10-21T13:12:24" table:style-name="ce2">
            <text:p>21.10.2015 13:12:25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date" office:date-value="2015-10-21T13:12:25" table:style-name="ce2">
            <text:p>21.10.2015 13:12:26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date" office:date-value="2015-10-21T13:12:26" table:style-name="ce2">
            <text:p>21.10.2015 13:12:27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date" office:date-value="2015-10-21T13:12:27" table:style-name="ce2">
            <text:p>21.10.2015 13:12:28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date" office:date-value="2015-10-21T13:12:28" table:style-name="ce2">
            <text:p>21.10.2015 13:12:29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date" office:date-value="2015-10-21T13:12:29" table:style-name="ce2">
            <text:p>21.10.2015 13:12:30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number-rows-repeated="10484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eorg</meta:initial-creator>
    <dc:creator>Georg</dc:creator>
    <meta:creation-date>2015-10-21T11:08:40Z</meta:creation-date>
    <dc:date>2015-10-21T11:16:12Z</dc:date>
    <meta:editing-duration>PT0S</meta:editing-duration>
  </office:meta>
</office:document-meta>
</file>